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ans"/>
    </style:style>
    <style:style style:name="P2" style:family="paragraph" style:parent-style-name="Preformatted_20_Text">
      <style:text-properties style:font-name="Liberation Sans" officeooo:rsid="001bd54d" officeooo:paragraph-rsid="001bd54d"/>
    </style:style>
    <style:style style:name="P3" style:family="paragraph" style:parent-style-name="Preformatted_20_Text">
      <style:text-properties style:font-name="Liberation Sans" fo:font-weight="bold" style:font-weight-asian="bold" style:font-weight-complex="bold"/>
    </style:style>
    <style:style style:name="P4" style:family="paragraph" style:parent-style-name="Preformatted_20_Text">
      <style:text-properties style:font-name="Liberation Sans" fo:font-weight="bold" officeooo:rsid="001bd54d" officeooo:paragraph-rsid="001bd54d" style:font-weight-asian="bold" style:font-weight-complex="bold"/>
    </style:style>
    <style:style style:name="P5" style:family="paragraph" style:parent-style-name="Preformatted_20_Text">
      <style:text-properties style:font-name="Liberation Sans" officeooo:rsid="001bd54d" officeooo:paragraph-rsid="001bd54d"/>
    </style:style>
    <style:style style:name="P6" style:family="paragraph" style:parent-style-name="Preformatted_20_Text">
      <style:text-properties style:font-name="Liberation Sans" fo:font-weight="bold" officeooo:rsid="001c18d7" officeooo:paragraph-rsid="001c18d7" style:font-weight-asian="bold" style:font-weight-complex="bold"/>
    </style:style>
    <style:style style:name="T1" style:family="text">
      <style:text-properties fo:font-weight="bold" style:font-weight-asian="bold" style:font-weight-complex="bold"/>
    </style:style>
    <style:style style:name="T2" style:family="text">
      <style:text-properties officeooo:rsid="001c18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Para qué sirve entender qué es la aritmética finita?</text:p>
      <text:p text:style-name="P1"><text:s/>Las computadoras tienen una cantidad de memoria, y un espacio para representar los números en ella, definidos. Más allá del tipo de representación que se utilice para almacenar cualquier número entero o real, la representación es binaria, o sea que solo se utilizan 0s y 1s. En ese espacio limitado se podrán hacer todas las combinaciones de 0s y 1s posibles, o sea, una cantidad limitada y calculable de combinaciones distintas. Con esa cantidad de números limitada, se tienen que realizar cálculos aritméticos y almacenar la representación de los infinitos valores posibles. Ese redondeo de números puede generar pequeños errores que al propagarse en cálculos sucesivos pueden llegar a ser significativos</text:p>
      <text:p text:style-name="P2"/>
      <text:p text:style-name="P4">b. ¿Cuál es la utilidad de un método numérico?</text:p>
      <text:p text:style-name="P2"><text:s/>Los métodos numéricos permiten obtener, por medio de procesos aritméticos simples y repetitivos, soluciones aproximadas de problemas matemáticos que resultan complejos para resolverlos por métodos analíticos. Ello permite que sean procesados en computadoras y puedan formar parte de procesos computacionales que requieran esos resultados.</text:p>
      <text:p text:style-name="P2"/>
      <text:p text:style-name="P2"><text:span text:style-name="T1">¿Qué es un método iterativo y cuál es la/las condiciones para finalizarlo?</text:span> </text:p>
      <text:p text:style-name="P2">Un método iterativo es aquel que, mediante aproximaciones sucesivas, trata de llegar a una solución, empezando desde una estimación inicial. Es decir, un método iterativo consiste en sustituir repetidamente en una misma fórmula f(x) el valor previamente obtenido. Esto quiere decir que se parte de un valor inicial x0 y se especializa la fórmula en ese valor: f(x0). Así, se obtiene un nuevo valor: x1= f(x0). Luego, se realiza el mismo proceso y se obtiene x2= f(x1) y así sucesivamente, de manera de encontrar una sucesión de xi, donde la distancia del último xi a la solución real, va a ser cada vez menor. Para poder finalizar con el método iterativo, es necesario establecer criterios de parada cuando se haya encontrado una aproximación suficientemente precisa. Para poder determinar cuándo finalizar se deben cumplir los siguientes criterios: 1° criterio de aproximación: Dado un número ε1 &gt; 0 y adecuadamente pequeño, que llamaremos tolerancia, podemos escoger como aproximación a la raíz α a un término xn de la sucesión mencionada, donde n es el menor entero positivo que satisface | f(xn) | &lt; ε1. 2° criterio de aproximación: Sea </text:p>
      <text:p text:style-name="P2">lim (x--&gt; ∞) Xn = α entonces dado ε2 &gt; 0, adecuadamente pequeño, Existe n tal que |xn- α|&lt; ε2. Como α no se conoce, el termino xn de la sucesión mencionada puede ser considerado una aproximación a la raíz, donde n es el menor positivo que cumple la condición y | xn – xn-1 | &lt; ε2.</text:p>
      <text:p text:style-name="P2">Otro criterio, en caso de que ninguno de los anteriores se pueda cumplir, es limitar el número de iteraciones.</text:p>
      <text:p text:style-name="P2"/>
      <text:p text:style-name="P2">d. <text:span text:style-name="T1">¿Por qué existen distintos métodos para resolver una ecuación no lineal?</text:span></text:p>
      <text:p text:style-name="P2"><text:s/>Existen distintos métodos debido a que, dependiendo del caso a resolver (características de la ecuación), un método funcionará mejor que otro. Esto quiere decir que no hay un método que se infalible para cualquier problema; todos tienen ventajas y desventajas. La eficiencia de cada método depende de: • Condiciones de convergencia: la característica de la ecuación en cercanías a la raíz condicionada la eficacia del método. • Orden de convergencia: velocidad de convergencia con la cual la sucesión [xn]n converge a α, 0(h^m). • Numero n mínimo de iteraciones necesarias para que lxn- xn-1 l &lt;ε para algún ε&gt;0 dado. • Cantidad de operaciones realizadas en cada iteración.</text:p>
      <text:p text:style-name="P2"/>
      <text:p text:style-name="P4">¿Qué define la cantidad de bits para números enteros y qué para punto flotante?</text:p>
      <text:p text:style-name="P2">Un tipo de dato entero en computación es un tipo de dato que puede representar un subconjunto finito de los números enteros. El número mayor que puede representar depende del espacio usado por el dato y la posibilidad (o no) de representar números negativos.</text:p>
      <text:p text:style-name="P2">Por ejemplo:</text:p>
      <text:p text:style-name="P2">4 bytes = 4 × 8 = 32 bits</text:p>
      <text:p text:style-name="P2">Con 32 bits se pueden representar 232=4294967296 valores</text:p>
      <text:p text:style-name="P2">Solo positivos (enteros sin signo): del 0 al 4294967295</text:p>
      <text:p text:style-name="P2">Positivos y negativos (enteros con signo): del -2147483648 al 2147483647</text:p>
      <text:p text:style-name="P2">La representación de punto flotante (en inglés floating point) es una forma de notación científica usada en los computadores con la cual se pueden representar números reales extremadamente grandes y pequeños de una manera muy eficiente y compacta, y con la que se pueden realizar operaciones aritméticas. El estándar actual para la representación en coma flotante es el IEEE 754.</text:p>
      <text:p text:style-name="P2">Por ejemplo si tomamos un numero de 32 bytes:</text:p>
      <text:p text:style-name="P2">mantisa:23 bytes</text:p>
      <text:p text:style-name="P2">exponente:8 bytes</text:p>
      <text:p text:style-name="P2">signo:1byte</text:p>
      <text:p text:style-name="P2"/>
      <text:p text:style-name="P4">Explique qué significa error de redondeo y qué error de truncamiento</text:p>
      <text:p text:style-name="P2">Un error de redondeo es la diferencia entre la aproximación calculada de un número y su valor matemático exacto debida al redondeo. Este es una forma de error de cuantificación. Uno de los objetivos del análisis numérico es estimar errores en los cálculos, incluyendo el error de redondeo, cuando se utiliza ecuaciones o <text:soft-page-break/>algoritmos de aproximación, especialmente cuando se utiliza un número finito de dígitos para representar números reales (que en teoría tienen un número infinito de dígitos).Cuando se realiza una secuencia de cálculos sujetos a error de redondeo, los errores pueden acumularse, a veces dominando el cálculo. En problemas mal condicionados, se puede acumular un error significativo</text:p>
      <text:p text:style-name="P2">Cortamos el número a partir de cierta cifra, pero sumamos uno a la última cifra que aparezca, en el caso de que la primera que omitamos sea mayor o igual que 5. Por ejemplo, redondeando el número π = 3,141592::: a las centésimas tenemos π = 3,14, a las milésimas π = 3,142 y a las diezmilésimas π = 3; 1416. En general es preferible el redondeo al truncamiento, ya que cometemos un error menor.</text:p>
      <text:p text:style-name="P2">ejemplo:</text:p>
      <text:p text:style-name="P2">Ln(2)= 0,693 147 180 559 945 309 41… </text:p>
      <text:p text:style-name="P2">aproximacion:0,693 147 </text:p>
      <text:p text:style-name="P2">error: 0,000 000 180 559 945 309 41…</text:p>
      <text:p text:style-name="P2"/>
      <text:p text:style-name="P2">En el subcampo matemático del análisis numérico, truncamiento es el término usado para reducir el número de dígitos a la derecha del separador decimal, descartando los menos significativos.</text:p>
      <text:p text:style-name="P2">En algunos casos, el truncamiento dará el mismo resultado que el redondeo, pero el truncamiento no redondea hacia arriba ni hacia abajo los dígitos, meramente los corta en el dígito especificado. El error de truncamiento puede ser hasta el doble del error máximo que se puede tener usando redondeo.</text:p>
      <text:p text:style-name="P2"/>
      <text:p text:style-name="P2"/>
      <text:p text:style-name="P4">Indiqué para que se utiliza la función fzero de matlab, qué método/s numéricos utiliza</text:p>
      <text:p text:style-name="P2">Encuentra las raices de ecuaciones no lineales</text:p>
      <text:p text:style-name="P2">El comando es un archivo de función.fzero El algoritmo, creado por T. Dekker, utiliza una combinación de métodos de interpolación cuadrática inversa, secante y bisección. </text:p>
      <text:p text:style-name="P2"/>
      <text:p text:style-name="P6">Métodos iterativos o indirectos (unidad 4)</text:p>
      <text:p text:style-name="P2">En los métodos iterativos o indirectos se parte de una aproximación inicial a la solución del sistema dado y se genera, a partir de dicha aproximación, una sucesión de vectores <text:span text:style-name="T2">{Xn}</text:span>que deberían converger a la solución del sistema. Son métodos que progresivamente van calculando aproximaciones a la solución de un problema. Se repite un mismo proceso de mejora sobre una solución aproximada. Se espera que la nueva solución sea más aproximada que la solución inicial. El proceso se repite sobre esta nueva solución hasta que el resultado más reciente satisfaga ciertos requisitos. A diferencia de los métodos directos, en los cuales se debe terminar el proceso para tener la respuesta, en los métodos iterativos se puede suspender el proceso al término de una iteración y se obtiene una aproximación a la solución. Además de los errores de redondeo, si se usa aritmética finita, habrá errores de truncamiento o de fórmul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officeooo:rsid="001bd54d"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0T17:31:55.351215775</dc:date>
    <meta:editing-duration>PT3M27S</meta:editing-duration>
    <meta:editing-cycles>2</meta:editing-cycles>
    <meta:generator>LibreOffice/5.1.6.2$Linux_X86_64 LibreOffice_project/10m0$Build-2</meta:generator>
    <meta:document-statistic meta:table-count="0" meta:image-count="0" meta:object-count="0" meta:page-count="2" meta:paragraph-count="36" meta:word-count="1232" meta:character-count="7546" meta:non-whitespace-character-count="6342"/>
  </office:meta>
</office:document-meta>
</file>